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0.7999992370606pt" fo:letter-spacing="normal" fo:font-style="normal" style:text-underline-style="none" fo:font-weight="normal" style:font-name-asian="Arial1" style:font-size-asian="50.7999992370606pt" style:font-style-asian="normal" style:font-weight-asian="normal" style:font-name-complex="Arial1" style:font-size-complex="50.799999237060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19.09cm" svg:height="5.16cm" svg:x="3.155cm" svg:y="3.223cm" presentation:class="title" presentation:user-transformed="true">
          <draw:text-box>
            <text:p xml:id="id1" text:id="id1" text:style-name="P1"><text:span text:style-name="T1">Apresentação ao</text:span><text:span text:style-name="T1"><text:line-break/></text:span><text:span text:style-name="T1">GitHu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0333333333333333s" smil:fill="hold" smil:targetElement="id1" anim:sub-item="text" smil:attributeName="visibility" smil:to="visible"/>
                  <anim:transitionFilter smil:begin="0s" smil:dur="0.193333333333333s" smil:targetElement="id1" anim:sub-item="text" smil:type="barWipe" smil:subtype="topToBottom"/>
                  <anim:animate smil:begin="0s" smil:dur="0.607333333333333s" smil:targetElement="id1" anim:sub-item="text" smil:attributeName="x" smil:values="x-0.25;x" smil:keyTimes="0;1" smil:keySplines="0,0;0.14,0.36;0.43,0.73;0.71,0.91;1,1"/>
                  <anim:animate smil:begin="0s" smil:dur="0.221333333333333s" smil:targetElement="id1" anim:sub-item="text" smil:attributeName="y" smil:values="0.5;1" smil:keyTimes="0;1" anim:formula="y-sin(pi*$)/3" smil:keySplines="0,0;0.25,0.07;0.5,0.2;0.75,0.467;1,1"/>
                  <anim:animate smil:begin="0.221333333333333s" smil:dur="0.221333333333333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0.441333333333333s" smil:dur="0.110666666666667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0.552s" smil:dur="0.0546666666666667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216666666666667s" smil:dur="0.00866666666666667s" smil:targetElement="id1" anim:sub-item="text" smil:to="1,0.6" smil:attributeName="transform" svg:type="scale"/>
                  <anim:animateTransform smil:begin="0.225333333333333s" smil:dur="0.0553333333333333s" smil:decelerate="0.5" smil:targetElement="id1" anim:sub-item="text" smil:to="1,1" smil:attributeName="transform" svg:type="scale"/>
                  <anim:animateTransform smil:begin="0.437333333333333s" smil:dur="0.00866666666666667s" smil:targetElement="id1" anim:sub-item="text" smil:to="1,0.8" smil:attributeName="transform" svg:type="scale"/>
                  <anim:animateTransform smil:begin="0.446s" smil:dur="0.0553333333333333s" smil:decelerate="0.5" smil:targetElement="id1" anim:sub-item="text" smil:to="1,1" smil:attributeName="transform" svg:type="scale"/>
                  <anim:animateTransform smil:begin="0.547333333333333s" smil:dur="0.00866666666666667s" smil:targetElement="id1" anim:sub-item="text" smil:to="1,0.9" smil:attributeName="transform" svg:type="scale"/>
                  <anim:animateTransform smil:begin="0.556s" smil:dur="0.0553333333333333s" smil:decelerate="0.5" smil:targetElement="id1" anim:sub-item="text" smil:to="1,1" smil:attributeName="transform" svg:type="scale"/>
                  <anim:animateTransform smil:begin="0.602666666666667s" smil:dur="0.00866666666666667s" smil:targetElement="id1" anim:sub-item="text" smil:to="1,0.95" smil:attributeName="transform" svg:type="scale"/>
                  <anim:animateTransform smil:begin="0.611333333333333s" smil:dur="0.0553333333333333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github" draw:style-name="dp1" draw:master-page-name="TITLE_5f_AND_5f_BODY" presentation:presentation-page-layout-name="AL2T1">
        <office:forms form:automatic-focus="false" form:apply-design-mode="false"/>
        <draw:frame draw:name="Google Shape;59;p14" presentation:style-name="pr3" draw:text-style-name="P5" draw:layer="layout" svg:width="23.667cm" svg:height="1.59cm" svg:x="0.866cm" svg:y="1.236cm" presentation:class="title" presentation:user-transformed="true">
          <draw:text-box>
            <text:p xml:id="id2" text:id="id2" text:style-name="P4"><text:span text:style-name="T2">Introdução ao github</text:span></text:p>
          </draw:text-box>
        </draw:frame>
        <draw:frame draw:name="Google Shape;60;p14" presentation:style-name="pr4" draw:text-style-name="P8" draw:layer="layout" svg:width="23.667cm" svg:height="9.489cm" svg:x="0.866cm" svg:y="3.201cm" presentation:class="outline" presentation:user-transformed="true">
          <draw:text-box>
            <text:p xml:id="id3" text:id="id3" text:style-name="P6"><text:span text:style-name="T3">GitHub é uma plataforma de hospedagem de código-fonte baseada em Git, utilizada para controle de versões e colaboração em projetos de software.</text:span></text:p>
            <text:p xml:id="id4" text:id="id4" text:style-name="P7"><text:span text:style-name="T3">Criado em 2008, o GitHub é um dos maiores sites de desenvolvimento colaborativo do mund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movie-credits">
                  <anim:set smil:begin="0s" smil:dur="0.002s" smil:fill="hold" smil:targetElement="id2" anim:sub-item="text" smil:attributeName="visibility" smil:to="visible"/>
                  <anim:animate smil:dur="30s" smil:fill="hold" smil:targetElement="id2" anim:sub-item="text" smil:attributeName="x" smil:values="x;x" smil:keyTimes="0;1"/>
                  <anim:animate smil:dur="30s" smil:fill="hold" smil:targetElement="id2" anim:sub-item="text" smil:attributeName="y" smil:values="y+1;y-1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  <anim:animate smil:dur="2s" smil:fill="hold" smil:targetElement="id3" anim:sub-item="text" smil:attributeName="rotate" smil:values="720;0" smil:keyTimes="0;1"/>
                  <anim:animate smil:dur="2s" smil:fill="hold" smil:targetElement="id3" anim:sub-item="text" smil:attributeName="height" smil:values="0;height" smil:keyTimes="0;1"/>
                  <anim:animate smil:dur="2s" smil:fill="hold" smil:targetElement="id3" anim:sub-item="text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  <anim:animate smil:dur="2s" smil:fill="hold" smil:targetElement="id4" anim:sub-item="text" smil:attributeName="rotate" smil:values="720;0" smil:keyTimes="0;1"/>
                  <anim:animate smil:dur="2s" smil:fill="hold" smil:targetElement="id4" anim:sub-item="text" smil:attributeName="height" smil:values="0;height" smil:keyTimes="0;1"/>
                  <anim:animate smil:dur="2s" smil:fill="hold" smil:targetElement="id4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name="Google Shape;56;g32cd0b4afdb_0_0:notes" draw:style-name="gr1" draw:layer="layout" svg:width="16.932cm" svg:height="9.524cm" svg:x="1.059cm" svg:y="1.905cm" draw:page-number="2" presentation:class="page"/>
          <draw:frame draw:name="Google Shape;57;g32cd0b4afdb_0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o GitHub?" draw:style-name="dp1" draw:master-page-name="TITLE_5f_AND_5f_BODY" presentation:presentation-page-layout-name="AL2T1">
        <office:forms form:automatic-focus="false" form:apply-design-mode="false"/>
        <draw:frame draw:name="Google Shape;65;p15" presentation:style-name="pr3" draw:text-style-name="P5" draw:layer="layout" svg:width="23.667cm" svg:height="1.59cm" svg:x="0.866cm" svg:y="1.236cm" presentation:class="title" presentation:user-transformed="true">
          <draw:text-box>
            <text:p xml:id="id5" text:id="id5" text:style-name="P4"><text:span text:style-name="T2">O que é o GitHub?</text:span></text:p>
          </draw:text-box>
        </draw:frame>
        <draw:frame draw:name="Google Shape;66;p15" presentation:style-name="pr4" draw:text-style-name="P8" draw:layer="layout" svg:width="23.667cm" svg:height="9.489cm" svg:x="0.866cm" svg:y="3.201cm" presentation:class="outline" presentation:user-transformed="true">
          <draw:text-box>
            <text:p xml:id="id6" text:id="id6" text:style-name="P6"><text:span text:style-name="T3">GitHub é uma plataforma que permite aos desenvolvedores armazenar, gerenciar e compartilhar seus projetos de código.</text:span></text:p>
            <text:p xml:id="id7" text:id="id7" text:style-name="P7"><text:span text:style-name="T3">Ele utiliza o sistema de controle de versão Git, o que permite que várias pessoas trabalhem no mesmo projeto sem sobrescrever o trabalho do outr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05s" smil:fill="hold" smil:targetElement="id5" anim:sub-item="text" smil:attributeName="visibility" smil:to="visible"/>
                  <anim:animateTransform smil:begin="0s" smil:dur="0.5s" smil:fill="hold" smil:decelerate="0.5" smil:targetElement="id5" anim:sub-item="text" smil:from="2.5,2.5" smil:to="1,1" smil:attributeName="transform" svg:type="scale"/>
                  <anim:animateMotion smil:begin="0s" smil:dur="0.5s" smil:fill="hold" smil:decelerate="0.5" smil:targetElement="id5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6" anim:sub-item="text" smil:attributeName="visibility" smil:to="visible"/>
                  <anim:animate smil:dur="1s" smil:fill="hold" smil:targetElement="id6" anim:sub-item="text" smil:attributeName="rotate" smil:values="90;90;90;0" smil:keyTimes="0;0.8;0.8;1"/>
                  <anim:animate smil:dur="1s" smil:fill="hold" smil:targetElement="id6" anim:sub-item="text" smil:attributeName="x" smil:values="-1;0.949999988079071;x" smil:keyTimes="0;0.5;1"/>
                  <anim:animate smil:dur="1s" smil:fill="hold" smil:targetElement="id6" anim:sub-item="text" smil:attributeName="y" smil:values="y;y" smil:keyTimes="0;1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7" anim:sub-item="text" smil:attributeName="visibility" smil:to="visible"/>
                  <anim:animate smil:dur="1s" smil:fill="hold" smil:targetElement="id7" anim:sub-item="text" smil:attributeName="rotate" smil:values="90;90;90;0" smil:keyTimes="0;0.8;0.8;1"/>
                  <anim:animate smil:dur="1s" smil:fill="hold" smil:targetElement="id7" anim:sub-item="text" smil:attributeName="x" smil:values="-1;0.949999988079071;x" smil:keyTimes="0;0.5;1"/>
                  <anim:animate smil:dur="1s" smil:fill="hold" smil:targetElement="id7" anim:sub-item="text" smil:attributeName="y" smil:values="y;y" smil:keyTimes="0;1"/>
                  <anim:transitionFilter smil:dur="1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62;g32cd0b4afdb_0_6:notes" draw:style-name="gr1" draw:layer="layout" svg:width="16.932cm" svg:height="9.524cm" svg:x="1.059cm" svg:y="1.905cm" draw:page-number="3" presentation:class="page"/>
          <draw:frame draw:name="Google Shape;63;g32cd0b4afdb_0_6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o GitHub é utilizado?" draw:style-name="dp1" draw:master-page-name="TITLE_5f_AND_5f_BODY" presentation:presentation-page-layout-name="AL2T1">
        <office:forms form:automatic-focus="false" form:apply-design-mode="false"/>
        <draw:frame draw:name="Google Shape;71;p16" presentation:style-name="pr3" draw:text-style-name="P5" draw:layer="layout" svg:width="23.667cm" svg:height="1.59cm" svg:x="0.866cm" svg:y="1.236cm" presentation:class="title" presentation:user-transformed="true">
          <draw:text-box>
            <text:p xml:id="id8" text:id="id8" text:style-name="P4"><text:span text:style-name="T2">Como o GitHub é utilizado?</text:span></text:p>
          </draw:text-box>
        </draw:frame>
        <draw:frame draw:name="Google Shape;72;p16" presentation:style-name="pr4" draw:text-style-name="P8" draw:layer="layout" svg:width="23.667cm" svg:height="9.489cm" svg:x="0.866cm" svg:y="3.201cm" presentation:class="outline" presentation:user-transformed="true">
          <draw:text-box>
            <text:p xml:id="id9" text:id="id9" text:style-name="P9"><text:span text:style-name="T4">Repositórios</text:span><text:span text:style-name="T5">: No GitHub, os projetos são armazenados em repositórios, que contêm todos os arquivos e o histórico de versões.</text:span></text:p>
            <text:p xml:id="id10" text:id="id10" text:style-name="P9"><text:span text:style-name="T4">Commits</text:span><text:span text:style-name="T5">: As mudanças feitas no código são registradas através de commits, que permitem reverter versões anteriores se necessário.</text:span></text:p>
            <text:p xml:id="id11" text:id="id11" text:style-name="P7"><text:span text:style-name="T4">Branches</text:span><text:span text:style-name="T5">: O GitHub permite criar ramificações (branches) para trabalhar em novas funcionalidades sem interferir no código principal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lling-in">
                  <anim:set smil:begin="0s" smil:dur="0.001s" smil:fill="hold" smil:targetElement="id8" anim:sub-item="text" smil:attributeName="visibility" smil:to="visible"/>
                  <anim:set smil:begin="0s" smil:dur="0.455s" smil:fill="hold" smil:targetElement="id8" anim:sub-item="text" smil:attributeName="rotate" smil:to="-45"/>
                  <anim:animate smil:begin="0.455s" smil:dur="0.455s" smil:fill="hold" smil:targetElement="id8" anim:sub-item="text" smil:attributeName="rotate" smil:values="-45;45;0" smil:keyTimes="0;0.699;1"/>
                  <anim:animate smil:begin="0s" smil:dur="0.455s" smil:fill="hold" smil:targetElement="id8" anim:sub-item="text" smil:attributeName="y" smil:values="y-1;y-(0.354*width-0.172*height)" smil:keyTimes="0;1"/>
                  <anim:animate smil:begin="0.455s" smil:dur="0.156s" smil:fill="hold" smil:decelerate="0.5" smil:autoReverse="true" smil:targetElement="id8" anim:sub-item="text" smil:attributeName="y" smil:values="y-(0.354*width-0.172*height);y-(0.354*width-0.172*height)-height/2" smil:keyTimes="0;1"/>
                  <anim:animate smil:begin="0.864s" smil:dur="0.136s" smil:fill="hold" smil:targetElement="id8" anim:sub-item="text" smil:attributeName="y" smil:values="y-(0.354*width-0.172*height)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9" anim:sub-item="text" smil:attributeName="visibility" smil:to="visible"/>
                  <anim:transitionFilter smil:dur="0.8s" smil:decelerate="1" smil:targetElement="id9" anim:sub-item="text" smil:type="fade" smil:subtype="crossfade"/>
                  <anim:animate smil:dur="0.8s" smil:fill="hold" smil:decelerate="1" smil:targetElement="id9" anim:sub-item="text" smil:attributeName="rotate" smil:values="-90;0" smil:keyTimes="0;1"/>
                  <anim:animate smil:dur="0.8s" smil:fill="hold" smil:decelerate="1" smil:targetElement="id9" anim:sub-item="text" smil:attributeName="x" smil:values="x+0.4;x-0.05" smil:keyTimes="0;1"/>
                  <anim:animate smil:dur="0.8s" smil:fill="hold" smil:decelerate="1" smil:targetElement="id9" anim:sub-item="text" smil:attributeName="y" smil:values="y-0.4;y+0.1" smil:keyTimes="0;1"/>
                  <anim:animate smil:begin="0.8s" smil:dur="0.2s" smil:fill="hold" smil:accelerate="1" smil:targetElement="id9" anim:sub-item="text" smil:attributeName="x" smil:values="x-0.05;x" smil:keyTimes="0;1"/>
                  <anim:animate smil:begin="0.8s" smil:dur="0.2s" smil:fill="hold" smil:accelerate="1" smil:targetElement="id9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0" anim:sub-item="text" smil:attributeName="visibility" smil:to="visible"/>
                  <anim:transitionFilter smil:dur="0.8s" smil:decelerate="1" smil:targetElement="id10" anim:sub-item="text" smil:type="fade" smil:subtype="crossfade"/>
                  <anim:animate smil:dur="0.8s" smil:fill="hold" smil:decelerate="1" smil:targetElement="id10" anim:sub-item="text" smil:attributeName="rotate" smil:values="-90;0" smil:keyTimes="0;1"/>
                  <anim:animate smil:dur="0.8s" smil:fill="hold" smil:decelerate="1" smil:targetElement="id10" anim:sub-item="text" smil:attributeName="x" smil:values="x+0.4;x-0.05" smil:keyTimes="0;1"/>
                  <anim:animate smil:dur="0.8s" smil:fill="hold" smil:decelerate="1" smil:targetElement="id10" anim:sub-item="text" smil:attributeName="y" smil:values="y-0.4;y+0.1" smil:keyTimes="0;1"/>
                  <anim:animate smil:begin="0.8s" smil:dur="0.2s" smil:fill="hold" smil:accelerate="1" smil:targetElement="id10" anim:sub-item="text" smil:attributeName="x" smil:values="x-0.05;x" smil:keyTimes="0;1"/>
                  <anim:animate smil:begin="0.8s" smil:dur="0.2s" smil:fill="hold" smil:accelerate="1" smil:targetElement="id10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1" anim:sub-item="text" smil:attributeName="visibility" smil:to="visible"/>
                  <anim:transitionFilter smil:dur="0.8s" smil:decelerate="1" smil:targetElement="id11" anim:sub-item="text" smil:type="fade" smil:subtype="crossfade"/>
                  <anim:animate smil:dur="0.8s" smil:fill="hold" smil:decelerate="1" smil:targetElement="id11" anim:sub-item="text" smil:attributeName="rotate" smil:values="-90;0" smil:keyTimes="0;1"/>
                  <anim:animate smil:dur="0.8s" smil:fill="hold" smil:decelerate="1" smil:targetElement="id11" anim:sub-item="text" smil:attributeName="x" smil:values="x+0.4;x-0.05" smil:keyTimes="0;1"/>
                  <anim:animate smil:dur="0.8s" smil:fill="hold" smil:decelerate="1" smil:targetElement="id11" anim:sub-item="text" smil:attributeName="y" smil:values="y-0.4;y+0.1" smil:keyTimes="0;1"/>
                  <anim:animate smil:begin="0.8s" smil:dur="0.2s" smil:fill="hold" smil:accelerate="1" smil:targetElement="id11" anim:sub-item="text" smil:attributeName="x" smil:values="x-0.05;x" smil:keyTimes="0;1"/>
                  <anim:animate smil:begin="0.8s" smil:dur="0.2s" smil:fill="hold" smil:accelerate="1" smil:targetElement="id11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name="Google Shape;68;g32cd0b4afdb_0_13:notes" draw:style-name="gr1" draw:layer="layout" svg:width="16.932cm" svg:height="9.524cm" svg:x="1.059cm" svg:y="1.905cm" draw:page-number="4" presentation:class="page"/>
          <draw:frame draw:name="Google Shape;69;g32cd0b4afdb_0_13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ícios do GitHub" draw:style-name="dp1" draw:master-page-name="TITLE_5f_AND_5f_BODY" presentation:presentation-page-layout-name="AL2T1">
        <office:forms form:automatic-focus="false" form:apply-design-mode="false"/>
        <draw:frame draw:name="Google Shape;77;p17" presentation:style-name="pr3" draw:text-style-name="P5" draw:layer="layout" svg:width="23.667cm" svg:height="1.59cm" svg:x="0.866cm" svg:y="1.236cm" presentation:class="title" presentation:user-transformed="true">
          <draw:text-box>
            <text:p xml:id="id12" text:id="id12" text:style-name="P4"><text:span text:style-name="T2">Benefícios do GitHub</text:span></text:p>
          </draw:text-box>
        </draw:frame>
        <draw:frame draw:name="Google Shape;78;p17" presentation:style-name="pr4" draw:text-style-name="P8" draw:layer="layout" svg:width="23.667cm" svg:height="9.489cm" svg:x="0.866cm" svg:y="3.201cm" presentation:class="outline" presentation:user-transformed="true">
          <draw:text-box>
            <text:p xml:id="id13" text:id="id13" text:style-name="P6"><text:span text:style-name="T6">Colaboração</text:span><text:span text:style-name="T7">: Desenvolvedores podem trabalhar juntos em um projeto, mesmo estando em diferentes locais do mundo.</text:span></text:p>
            <text:p xml:id="id14" text:id="id14" text:style-name="P9"><text:span text:style-name="T6">Controle de Versão</text:span><text:span text:style-name="T7">: Permite reverter mudanças, comparar versões e gerenciar diferentes versões de código.</text:span></text:p>
            <text:p xml:id="id15" text:id="id15" text:style-name="P7"><text:span text:style-name="T6">Integração Contínua</text:span><text:span text:style-name="T7">: GitHub pode se integrar a várias ferramentas de CI/CD, facilitando a automação de testes e deploy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13" anim:sub-item="text" smil:attributeName="visibility" smil:to="visible"/>
                  <anim:transitionFilter smil:dur="0.77s" smil:decelerate="1" smil:targetElement="id13" anim:sub-item="text" smil:type="fade" smil:subtype="crossfade"/>
                  <anim:animateTransform smil:dur="0.77s" smil:decelerate="1" smil:targetElement="id13" anim:sub-item="text" smil:from="0.1,0.1" smil:to="2,4.5" smil:attributeName="transform" svg:type="scale"/>
                  <anim:animateTransform smil:begin="0.77s" smil:dur="1.23s" smil:fill="hold" smil:accelerate="1" smil:targetElement="id13" anim:sub-item="text" smil:from="2,4.5" smil:to="1,1" smil:attributeName="transform" svg:type="scale"/>
                  <anim:set smil:dur="0.77s" smil:fill="hold" smil:targetElement="id13" anim:sub-item="text" smil:attributeName="x" smil:to="(0.5)"/>
                  <anim:animate smil:begin="0.77s" smil:dur="1.23s" smil:fill="hold" smil:accelerate="1" smil:targetElement="id13" anim:sub-item="text" smil:attributeName="x" smil:from="(0.5)" smil:to="(x)"/>
                  <anim:set smil:dur="0.77s" smil:fill="hold" smil:targetElement="id13" anim:sub-item="text" smil:attributeName="y" smil:to="(y+0.4)"/>
                  <anim:animate smil:begin="0.77s" smil:dur="1.23s" smil:fill="hold" smil:accelerate="1" smil:targetElement="id13" anim:sub-item="text" smil:attributeName="y" smil:from="(y+0.4)" smil:to="(y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14" anim:sub-item="text" smil:attributeName="visibility" smil:to="visible"/>
                  <anim:transitionFilter smil:dur="0.77s" smil:decelerate="1" smil:targetElement="id14" anim:sub-item="text" smil:type="fade" smil:subtype="crossfade"/>
                  <anim:animateTransform smil:dur="0.77s" smil:decelerate="1" smil:targetElement="id14" anim:sub-item="text" smil:from="0.1,0.1" smil:to="2,4.5" smil:attributeName="transform" svg:type="scale"/>
                  <anim:animateTransform smil:begin="0.77s" smil:dur="1.23s" smil:fill="hold" smil:accelerate="1" smil:targetElement="id14" anim:sub-item="text" smil:from="2,4.5" smil:to="1,1" smil:attributeName="transform" svg:type="scale"/>
                  <anim:set smil:dur="0.77s" smil:fill="hold" smil:targetElement="id14" anim:sub-item="text" smil:attributeName="x" smil:to="(0.5)"/>
                  <anim:animate smil:begin="0.77s" smil:dur="1.23s" smil:fill="hold" smil:accelerate="1" smil:targetElement="id14" anim:sub-item="text" smil:attributeName="x" smil:from="(0.5)" smil:to="(x)"/>
                  <anim:set smil:dur="0.77s" smil:fill="hold" smil:targetElement="id14" anim:sub-item="text" smil:attributeName="y" smil:to="(y+0.4)"/>
                  <anim:animate smil:begin="0.77s" smil:dur="1.23s" smil:fill="hold" smil:accelerate="1" smil:targetElement="id14" anim:sub-item="text" smil:attributeName="y" smil:from="(y+0.4)" smil:to="(y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15" anim:sub-item="text" smil:attributeName="visibility" smil:to="visible"/>
                  <anim:transitionFilter smil:dur="0.77s" smil:decelerate="1" smil:targetElement="id15" anim:sub-item="text" smil:type="fade" smil:subtype="crossfade"/>
                  <anim:animateTransform smil:dur="0.77s" smil:decelerate="1" smil:targetElement="id15" anim:sub-item="text" smil:from="0.1,0.1" smil:to="2,4.5" smil:attributeName="transform" svg:type="scale"/>
                  <anim:animateTransform smil:begin="0.77s" smil:dur="1.23s" smil:fill="hold" smil:accelerate="1" smil:targetElement="id15" anim:sub-item="text" smil:from="2,4.5" smil:to="1,1" smil:attributeName="transform" svg:type="scale"/>
                  <anim:set smil:dur="0.77s" smil:fill="hold" smil:targetElement="id15" anim:sub-item="text" smil:attributeName="x" smil:to="(0.5)"/>
                  <anim:animate smil:begin="0.77s" smil:dur="1.23s" smil:fill="hold" smil:accelerate="1" smil:targetElement="id15" anim:sub-item="text" smil:attributeName="x" smil:from="(0.5)" smil:to="(x)"/>
                  <anim:set smil:dur="0.77s" smil:fill="hold" smil:targetElement="id15" anim:sub-item="text" smil:attributeName="y" smil:to="(y+0.4)"/>
                  <anim:animate smil:begin="0.77s" smil:dur="1.23s" smil:fill="hold" smil:accelerate="1" smil:targetElement="id15" anim:sub-item="text" smil:attributeName="y" smil:from="(y+0.4)" smil:to="(y)"/>
                </anim:par>
              </anim:par>
            </anim:par>
          </anim:seq>
        </anim:par>
        <presentation:notes draw:style-name="dp2">
          <draw:page-thumbnail draw:name="Google Shape;74;g32cd0b4afdb_0_20:notes" draw:style-name="gr1" draw:layer="layout" svg:width="16.932cm" svg:height="9.524cm" svg:x="1.059cm" svg:y="1.905cm" draw:page-number="5" presentation:class="page"/>
          <draw:frame draw:name="Google Shape;75;g32cd0b4afdb_0_20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4.2$Windows_X86_64 LibreOffice_project/36ccfdc35048b057fd9854c757a8b67ec53977b6</meta:generator>
    <dc:date>2025-02-04T10:45:12.627000000</dc:date>
    <meta:editing-duration>PT17M13S</meta:editing-duration>
    <meta:editing-cycles>2</meta:editing-cycles>
    <meta:document-statistic meta:object-count="47"/>
  </office:meta>
</office:document-meta>
</file>